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top="0cm" fo:margin-bottom="0.499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Gerne! Ich gebe dir nicht einfach nur Copy-Paste-Code, sondern kleine, <text:span text:style-name="Strong_20_Emphasis">verständliche und direkt einsetzbare Beispiele</text:span> für <text:span text:style-name="Strong_20_Emphasis">Pillow (PIL) 11.2.1</text:span>, jeweils mit Erklärungen zu:</text:p>
      <text:list xml:id="list1507477672521115300" text:style-name="L1">
        <text:list-item>
          <text:p text:style-name="P1"><text:span text:style-name="Strong_20_Emphasis">Bildmodus (Color Mode)</text:span></text:p>
        </text:list-item>
        <text:list-item>
          <text:p text:style-name="P1"><text:span text:style-name="Strong_20_Emphasis">DPI lesen/schreiben</text:span></text:p>
        </text:list-item>
        <text:list-item>
          <text:p text:style-name="P1"><text:span text:style-name="Strong_20_Emphasis">Metadaten lesen/schreiben (EXIF/IPTC, soweit unterstützt)</text:span></text:p>
        </text:list-item>
      </text:list>
      <text:p text:style-name="Text_20_body">Das Ganze so, dass du sie sinnvoll kombinieren kannst, z. B. für ein Konvertierungsprogramm.</text:p>
      <text:p text:style-name="Horizontal_20_Line"/>
      <text:h text:style-name="Heading_20_2" text:outline-level="2">? Setup-Hinweis</text:h>
      <text:p text:style-name="Text_20_body">Installier Pillow (v11.2.1 ist aktuell):</text:p>
      <text:p text:style-name="P3"><text:span text:style-name="Source_20_Text">pip install "pillow==11.2.1"</text:span></text:p>
      <text:p text:style-name="Horizontal_20_Line"/>
      <text:h text:style-name="Heading_20_2" text:outline-level="2">1. ?￯ﾸﾏ Bildmodus prüfen und konvertieren</text:h>
      <text:p text:style-name="Text_20_body">Bildmodi wie "RGB", "L", "CMYK" sagen aus, wie Farben gespeichert werden.</text:p>
      <text:p text:style-name="Preformatted_20_Text"><text:span text:style-name="Source_20_Text">from PIL import Image</text:span></text:p>
      <text:p text:style-name="Preformatted_20_Text"/>
      <text:p text:style-name="Preformatted_20_Text"><text:span text:style-name="Source_20_Text"># Bild öffnen</text:span></text:p>
      <text:p text:style-name="Preformatted_20_Text"><text:span text:style-name="Source_20_Text">img = Image.open("beispiel.jpg")</text:span></text:p>
      <text:p text:style-name="Preformatted_20_Text"/>
      <text:p text:style-name="Preformatted_20_Text"><text:span text:style-name="Source_20_Text"># Modus anzeigen</text:span></text:p>
      <text:p text:style-name="Preformatted_20_Text"><text:span text:style-name="Source_20_Text">print("Modus:", img.mode)</text:span></text:p>
      <text:p text:style-name="Preformatted_20_Text"/>
      <text:p text:style-name="Preformatted_20_Text"><text:span text:style-name="Source_20_Text"># In RGB konvertieren, falls nötig</text:span></text:p>
      <text:p text:style-name="Preformatted_20_Text"><text:span text:style-name="Source_20_Text">if img.mode != "RGB":</text:span></text:p>
      <text:p text:style-name="Preformatted_20_Text"><text:span text:style-name="Source_20_Text"><text:s text:c="4"/>img = img.convert("RGB")</text:span></text:p>
      <text:p text:style-name="Preformatted_20_Text"/>
      <text:p text:style-name="Preformatted_20_Text"><text:span text:style-name="Source_20_Text"># Speichern</text:span></text:p>
      <text:p text:style-name="P3"><text:span text:style-name="Source_20_Text">img.save("konvertiert_rgb.jpg")</text:span></text:p>
      <text:p text:style-name="Text_20_body">? <text:span text:style-name="Strong_20_Emphasis">Hinweis</text:span>: „RGBA“ = RGB mit Alpha; „L“ = Graustufen.</text:p>
      <text:p text:style-name="Horizontal_20_Line"/>
      <text:h text:style-name="Heading_20_2" text:outline-level="2">2. ? DPI lesen und setzen</text:h>
      <text:p text:style-name="Text_20_body">DPI = dots per inch, wichtig für Druck.</text:p>
      <text:p text:style-name="Preformatted_20_Text"><text:span text:style-name="Source_20_Text">from PIL import Image</text:span></text:p>
      <text:p text:style-name="Preformatted_20_Text"/>
      <text:p text:style-name="Preformatted_20_Text"><text:span text:style-name="Source_20_Text"># Lesen</text:span></text:p>
      <text:p text:style-name="Preformatted_20_Text"><text:span text:style-name="Source_20_Text">img = Image.open("beispiel.jpg")</text:span></text:p>
      <text:p text:style-name="Preformatted_20_Text"><text:span text:style-name="Source_20_Text">dpi = img.info.get("dpi", (72, 72)) <text:s/># Default fallback</text:span></text:p>
      <text:p text:style-name="Preformatted_20_Text"><text:span text:style-name="Source_20_Text">print("DPI:", dpi)</text:span></text:p>
      <text:p text:style-name="Preformatted_20_Text"/>
      <text:p text:style-name="Preformatted_20_Text"><text:span text:style-name="Source_20_Text"># Beim Speichern setzen</text:span></text:p>
      <text:p text:style-name="P3"><text:span text:style-name="Source_20_Text">img.save("mit_dpi.jpg", dpi=(300, 300))</text:span></text:p>
      <text:p text:style-name="Text_20_body">? Beachte: JPEG, PNG und TIFF unterstützen DPI, aber nicht alle Formate.</text:p>
      <text:p text:style-name="Horizontal_20_Line"/>
      <text:h text:style-name="Heading_20_2" text:outline-level="2"><text:soft-page-break/>3. ? Metadaten (EXIF, TIFF-Tags, etc.)</text:h>
      <text:h text:style-name="Heading_20_3" text:outline-level="3">EXIF lesen</text:h>
      <text:p text:style-name="Preformatted_20_Text"><text:span text:style-name="Source_20_Text">from PIL import Image</text:span></text:p>
      <text:p text:style-name="Preformatted_20_Text"><text:span text:style-name="Source_20_Text">from PIL.ExifTags import TAGS</text:span></text:p>
      <text:p text:style-name="Preformatted_20_Text"/>
      <text:p text:style-name="Preformatted_20_Text"><text:span text:style-name="Source_20_Text">img = Image.open("beispiel.jpg")</text:span></text:p>
      <text:p text:style-name="Preformatted_20_Text"><text:span text:style-name="Source_20_Text">exif_data = img.getexif()</text:span></text:p>
      <text:p text:style-name="Preformatted_20_Text"/>
      <text:p text:style-name="Preformatted_20_Text"><text:span text:style-name="Source_20_Text"># Alle lesbaren EXIF-Tags ausgeben</text:span></text:p>
      <text:p text:style-name="Preformatted_20_Text"><text:span text:style-name="Source_20_Text">for tag_id, value in exif_data.items():</text:span></text:p>
      <text:p text:style-name="Preformatted_20_Text"><text:span text:style-name="Source_20_Text"><text:s text:c="4"/>tag = TAGS.get(tag_id, tag_id)</text:span></text:p>
      <text:p text:style-name="P3"><text:span text:style-name="Source_20_Text"><text:s text:c="4"/>print(f"{tag}: {value}")</text:span></text:p>
      <text:h text:style-name="Heading_20_3" text:outline-level="3">EXIF beim Speichern beibehalten</text:h>
      <text:p text:style-name="Preformatted_20_Text"><text:span text:style-name="Source_20_Text">exif_bytes = exif_data.tobytes()</text:span></text:p>
      <text:p text:style-name="P3"><text:span text:style-name="Source_20_Text">img.save("mit_exif_kopie.jpg", exif=exif_bytes)</text:span></text:p>
      <text:h text:style-name="Heading_20_3" text:outline-level="3">❗ EXIF bearbeiten? Vorsicht!</text:h>
      <text:p text:style-name="Text_20_body">Du <text:span text:style-name="Strong_20_Emphasis">kannst nur bestehende Tags ändern</text:span>, nicht beliebig neue hinzufügen:</text:p>
      <text:p text:style-name="Preformatted_20_Text"><text:span text:style-name="Source_20_Text">exif_data[271] = "Meine Kamera" <text:s/># Tag 271 = "Make"</text:span></text:p>
      <text:p text:style-name="P3"><text:span text:style-name="Source_20_Text">img.save("geändertes_exif.jpg", exif=exif_data.tobytes())</text:span></text:p>
      <text:p text:style-name="Horizontal_20_Line"/>
      <text:h text:style-name="Heading_20_2" text:outline-level="2">? Kombinieren: Konvertierungsroutine (Skelett)</text:h>
      <text:p text:style-name="Preformatted_20_Text"><text:span text:style-name="Source_20_Text">def konvertiere_bild(pfad_in, pfad_out, zielmodus="RGB", ziel_dpi=(300, 300)):</text:span></text:p>
      <text:p text:style-name="Preformatted_20_Text"><text:span text:style-name="Source_20_Text"><text:s text:c="4"/>img = Image.open(pfad_in)</text:span></text:p>
      <text:p text:style-name="Preformatted_20_Text"/>
      <text:p text:style-name="Preformatted_20_Text"><text:span text:style-name="Source_20_Text"><text:s text:c="4"/># Modus anpassen</text:span></text:p>
      <text:p text:style-name="Preformatted_20_Text"><text:span text:style-name="Source_20_Text"><text:s text:c="4"/>if img.mode != zielmodus:</text:span></text:p>
      <text:p text:style-name="Preformatted_20_Text"><text:span text:style-name="Source_20_Text"><text:s text:c="8"/>img = img.convert(zielmodus)</text:span></text:p>
      <text:p text:style-name="Preformatted_20_Text"/>
      <text:p text:style-name="Preformatted_20_Text"><text:span text:style-name="Source_20_Text"><text:s text:c="4"/># EXIF behalten</text:span></text:p>
      <text:p text:style-name="Preformatted_20_Text"><text:span text:style-name="Source_20_Text"><text:s text:c="4"/>exif = img.getexif()</text:span></text:p>
      <text:p text:style-name="Preformatted_20_Text"><text:span text:style-name="Source_20_Text"><text:s text:c="4"/>exif_bytes = exif.tobytes() if exif else None</text:span></text:p>
      <text:p text:style-name="Preformatted_20_Text"/>
      <text:p text:style-name="Preformatted_20_Text"><text:span text:style-name="Source_20_Text"><text:s text:c="4"/># Speichern mit DPI und EXIF</text:span></text:p>
      <text:p text:style-name="P3"><text:span text:style-name="Source_20_Text"><text:s text:c="4"/>img.save(pfad_out, dpi=ziel_dpi, exif=exif_bytes)</text:span></text:p>
      <text:p text:style-name="Horizontal_20_Line"/>
      <text:h text:style-name="Heading_20_2" text:outline-level="2">? Weitere Tipps</text:h>
      <text:list xml:id="list1920574784933138180" text:style-name="L2">
        <text:list-item>
          <text:p text:style-name="P2"><text:span text:style-name="Strong_20_Emphasis">TIFFs</text:span>: Für Archivformate unterstützt <text:span text:style-name="Source_20_Text">Image.tag_v2</text:span> auch spezielle TIFF-Tags.</text:p>
        </text:list-item>
        <text:list-item>
          <text:p text:style-name="P2"><text:span text:style-name="Strong_20_Emphasis">PNG</text:span>: Metadaten via <text:span text:style-name="Source_20_Text">img.info</text:span>, z. B. <text:span text:style-name="Source_20_Text">img.info["Software"] = "Meine App"</text:span> – allerdings eingeschränkt.</text:p>
        </text:list-item>
        <text:list-item>
          <text:p text:style-name="P2">Pillow unterstützt keine vollständige IPTC/XMP-Verarbeitung. Dafür → <text:span text:style-name="Source_20_Text">pyexiv2</text:span> oder <text:span text:style-name="Source_20_Text">exiftool</text:span>.</text:p>
        </text:list-item>
      </text:list>
      <text:p text:style-name="Horizontal_20_Line"><text:soft-page-break/></text:p>
      <text:p text:style-name="Text_20_body">Wenn du willst, kann ich dir ein kleines CLI-Tool draus machen, oder Vorschläge, wie du verschiedene Formate batch-verarbeitest. Sag einfach Bescheid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S</meta:editing-duration>
    <meta:editing-cycles>3</meta:editing-cycles>
    <meta:generator>OpenOffice/4.1.11$Win32 OpenOffice.org_project/4111m1$Build-9808</meta:generator>
    <dc:date>2025-05-31T18:41:44.39</dc:date>
    <meta:document-statistic meta:table-count="0" meta:image-count="0" meta:object-count="0" meta:page-count="3" meta:paragraph-count="64" meta:word-count="348" meta:character-count="2629"/>
    <meta:user-defined meta:name="Info 1"/>
    <meta:user-defined meta:name="Info 2"/>
    <meta:user-defined meta:name="Info 3"/>
    <meta:user-defined meta:name="Info 4"/>
  </office:meta>
</office:document-meta>
</file>